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/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 the topics, you may choose one of the following: <text:line-break/><text:line-break/>1. Create your own gn<text:line-break/>2. Analyze a gn that has already been published<text:line-break/><text:line-break/><text:line-break/>If you choose #1, you will need to make sure that there are at least 20 frames, of sufficient size so that your teacher does not need to squint. Either color or b/w. There MUST be a story with beginning, middle, end. Please include at the beginning a brief plot summary as well as explanation of why you chose this topic. Note: limit references to popular culture, since I may have no clue what you are talking about. :-(</text:p>
      <text:p text:style-name="Standard"/>
      <text:p text:style-name="Standard">If you choose #2, you will need to include the following: a little background on the novel (since I may not have read it), analysis of the art, transitions, use of space (including gutters), text usage (including captions, balloons, sound effects, etc)</text:p>
      <text:p text:style-name="Standard"/>
      <text:p text:style-name="Standard">Specs:</text:p>
      <text:p text:style-name="Standard"/>
      <text:list xml:id="list33640089" text:style-name="L1">
        <text:list-item>
          <text:p text:style-name="P5">TNR, 12-pt, d/s, etc</text:p>
        </text:list-item>
        <text:list-item>
          <text:p text:style-name="P5">word count 1.5k-2k (approx). Type the word count in the heading. </text:p>
        </text:list-item>
        <text:list-item>
          <text:p text:style-name="P5">&lt; 10 pics (optional – sizing should not exceed ½ a page, inserted into the body of the doc)</text:p>
        </text:list-item>
        <text:list-item>
          <text:p text:style-name="P5">attach rubric to final copy</text:p>
        </text:list-item>
        <text:list-item>
          <text:p text:style-name="P5">due by the end of class Thursday, March 10 hc and Moodle </text:p>
          <text:p text:style-name="P5"/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Grading Rubric - Analysis</text:p>
      <text:p text:style-name="Standard"/>
      <text:p text:style-name="P2"/>
      <text:p text:style-name="P2">Name(s)________________________________________________________</text:p>
      <text:p text:style-name="P2"/>
      <text:p text:style-name="P2">Title of Paper _________________________________________________</text:p>
      <text:p text:style-name="P2"/>
      <text:p text:style-name="P3">Correct Format (2 pts. each, 14 total):</text:p>
      <text:p text:style-name="P2">____Rubric attached</text:p>
      <text:p text:style-name="P2">____Times New Roman 12 pt. font double spaced</text:p>
      <text:p text:style-name="P2">____Standard margins</text:p>
      <text:p text:style-name="P2">____Paragraph indents</text:p>
      <text:p text:style-name="P2">____No extra spacing between paragraphs</text:p>
      <text:p text:style-name="P2">____Word count typed in heading</text:p>
      <text:p text:style-name="P2">____Adherence to word count</text:p>
      <text:p text:style-name="P2"/>
      <text:p text:style-name="P3">Content (46 pts. total):</text:p>
      <text:section text:style-name="Sect1" text:name="Section1">
        <text:p text:style-name="P2">____Adherence to topic</text:p>
        <text:p text:style-name="P2">____Background </text:p>
        <text:p text:style-name="P2">____Analysis of art</text:p>
        <text:p text:style-name="P2">____Analysis of transitions</text:p>
        <text:p text:style-name="P2">____Analysis of space usage</text:p>
        <text:p text:style-name="P2">____Analysis of text usage</text:p>
        <text:p text:style-name="P2">____Overall opinion</text:p>
      </text:section>
      <text:p text:style-name="P2"/>
      <text:p text:style-name="P3">Grammar/mechanics (1 pt. each, 40 total):</text:p>
      <text:p text:style-name="P2">____1 pt. deduction for each error</text:p>
      <text:p text:style-name="P2"/>
      <text:p text:style-name="P1">___________Total </text:p>
      <text:p text:style-name="P1"/>
      <text:p text:style-name="P1"><text:soft-page-break/></text:p>
      <text:p text:style-name="P1"/>
      <text:p text:style-name="P4">Grading Rubric – Create-Your-Own-Graphic Novel</text:p>
      <text:p text:style-name="Standard"/>
      <text:p text:style-name="P2"/>
      <text:p text:style-name="P2">Name(s)________________________________________________________</text:p>
      <text:p text:style-name="P2"/>
      <text:p text:style-name="P2">Title of Graphic Novel _________________________________________________</text:p>
      <text:p text:style-name="P2"/>
      <text:p text:style-name="P3">Correct Format (5 pts. each, 20 total):</text:p>
      <text:p text:style-name="P2">____Rubric attached</text:p>
      <text:p text:style-name="P2">____Adherence to frame parameters</text:p>
      <text:p text:style-name="P2">____Text is easy to read</text:p>
      <text:p text:style-name="P2">____Pictures are clear, good quality, and easy to understand</text:p>
      <text:p text:style-name="P2"/>
      <text:p text:style-name="P3">Content (80 pts. total):</text:p>
      <text:section text:style-name="Sect1" text:name="Section2">
        <text:p text:style-name="P2">____Plot summary</text:p>
        <text:p text:style-name="P2">____Background explanation</text:p>
        <text:p text:style-name="P2">____Appropriate use of art</text:p>
        <text:p text:style-name="P2">____ Appropriate use of transitions</text:p>
        <text:p text:style-name="P2">____ Appropriate use of space </text:p>
        <text:p text:style-name="P2">____ Appropriate use of text </text:p>
        <text:p text:style-name="P2">____Overall cohesiveness</text:p>
        <text:p text:style-name="P2">____Clear storyline</text:p>
      </text:section>
      <text:p text:style-name="P2"/>
      <text:p text:style-name="P3">Grammar/mechanics (5 pt. each):</text:p>
      <text:p text:style-name="P2">____5 pt. deduction for each error</text:p>
      <text:p text:style-name="P2"/>
      <text:p text:style-name="P1">___________Tota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ra </meta:initial-creator>
    <meta:creation-date>2012-06-27T10:28:02.26</meta:creation-date>
    <dc:date>2016-01-21T13:48:32.49</dc:date>
    <meta:editing-duration>PT34M44S</meta:editing-duration>
    <meta:editing-cycles>19</meta:editing-cycles>
    <meta:generator>LibreOffice/3.5$Windows_x86 LibreOffice_project/165a79a-7059095-e13bb37-fef39a4-9503d18</meta:generator>
    <meta:document-statistic meta:table-count="0" meta:image-count="0" meta:object-count="0" meta:page-count="3" meta:paragraph-count="50" meta:word-count="363" meta:character-count="2402" meta:non-whitespace-character-count="2083"/>
  </office:meta>
</office:document-meta>
</file>